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style:font-name="Tw Cen MT Condensed Extra Bold"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1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1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1"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1"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</text:p>
      <text:p text:style-name="P2">Giorno 24/11/2020</text:p>
      <text:p text:style-name="P3">Inizio progettazione UML</text:p>
      <text:p text:style-name="P3"/>
      <text:p text:style-name="P2">Giorno 25/11/20</text:p>
      <text:p text:style-name="P3">Continuo progettazione</text:p>
      <text:p text:style-name="P3"/>
      <text:p text:style-name="P2">Giorno 27/11/20</text:p>
      <text:p text:style-name="P3">Piccole correzioni dell'UML</text:p>
      <text:p text:style-name="P3"/>
      <text:p text:style-name="P2">Giorno 28/11/20</text:p>
      <text:p text:style-name="P3">Miglioramenti seguendo le dritte del prof</text:p>
      <text:p text:style-name="P3"/>
      <text:p text:style-name="P2">Giorno 04/12/2020</text:p>
      <text:p text:style-name="P3">Chiarimenti sulla divisione del lavo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ia Carbone </meta:initial-creator>
    <meta:creation-date>2020-11-28T10:37:17.68</meta:creation-date>
    <dc:date>2020-12-04T12:37:20.93</dc:date>
    <dc:creator>Mattia Carbone </dc:creator>
    <meta:editing-duration>PT8M34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1" meta:word-count="30" meta:character-count="234"/>
  </office:meta>
</office:document-meta>
</file>